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MS Sans Serif" svg:font-family="'MS Sans Serif'"/>
    <style:font-face style:name="Arial" svg:font-family="Arial"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color="#000000" style:font-name="MS Sans Serif" fo:font-size="12pt"/>
    </style:style>
    <style:style style:name="T1" style:family="text">
      <style:text-properties fo:color="#000000" style:font-name="MS Sans Serif" fo:font-size="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cha: </text:p>
      <text:p text:style-name="Standard">Posee un dia, mes, año, y dos horas una de inicio y una de fin, que seran utilizadas para admnistrar un recurso en un mismo dia (para que se puedan hacer reservas de un recurso en un mismo dia pero en un horario diferente)<text:line-break/></text:p>
      <text:p text:style-name="Standard">ListaFechas</text:p>
      <text:p text:style-name="Standard">Contiene un listado de las fechas en las que se puede reservar o hacer una cancelacion de un recurso, (se especifican varias fechas porque un recurso puede ser pedido para varios dias o cancelado solo por un tiempo)</text:p>
      <text:p text:style-name="Standard"/>
      <text:p text:style-name="Standard">Horario<text:line-break/>Contiene una lista de las fechas en las que es solicitado un recurso para ser reservado o cancelado.</text:p>
      <text:p text:style-name="Standard">Tambien p<text:span text:style-name="T1">ermite visualizar las fechas tanto disponibles como no disponibles,de los distintos recursos de la escuela. <text:line-break/></text:span><text:line-break/>Reserva</text:p>
      <text:p text:style-name="P1">Medio mediante el cual un usuario o administrador tiene la posibilidad de separar un recurso para su uso posterior en un horario determinado. </text:p>
      <text:p text:style-name="Standard"/>
      <text:p text:style-name="P1">Usuario:</text:p>
      <text:p text:style-name="Standard"><text:span text:style-name="T1">Puede realizar tanto reserva como cancelacion de reservas de algun recurso de la escuela, ademas tiene la posibilidad de hacer consultas. <text:line-break/></text:span></text:p>
      <text:p text:style-name="Standard">Reporte</text:p>
      <text:p text:style-name="P1">Documento mediante el cual se presentan las estadisiticas tanto de las reservas como de las cancelaciones de las reservas y el estado de los recurso como tal. </text:p>
      <text:p text:style-name="Standard"/>
      <text:p text:style-name="Standard">Cancelacion</text:p>
      <text:p text:style-name="P1">Medio mediante el cual un usuario o administrador tiene la posibilidad de retractarse de una reserva hecha anteriormente, especificando la o las fechas en las que va a cancelar la reserva y los respectivos motivos.</text:p>
      <text:p text:style-name="Standard"/>
      <text:p text:style-name="Standard">Administrador<text:line-break/>U<text:span text:style-name="T1">suario con privilegios dentro del sistema de administracion de recursos ADRESIS, encargado de su buen funcionamiento, gestionando los usuarios, los recursos y generando reportes y horarios.</text:span></text:p>
      <text:p text:style-name="Standard"><text:line-break/>Espacio<text:line-break/>Se<text:span text:style-name="T1"> cataloga como espacio los salones, salas de profesores y salas de computo, las cuales pueden tener o no recursos audiovisuales. </text:span></text:p>
      <text:p text:style-name="Standard"><text:line-break/>ListaAyudasAudioVisuales<text:line-break/>L<text:span text:style-name="T1">istados de los distintos recursos catalogados como ayudas audiovisuales como pueden ser video-vins, reflectores de acetatos, etc, estos listados le pertenecen a un espacio. </text:span></text:p>
      <text:p text:style-name="Standard"><text:line-break/>AyudaAudioVisual</text:p>
      <text:p text:style-name="Standard"><text:span text:style-name="T1">Recursos de uso audiovisual tales como video-vims, reflectores de acetato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MS Sans Serif" svg:font-family="'MS Sans Serif'"/>
    <style:font-face style:name="Arial" svg:font-family="Arial"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6-04-03T19:45:38</meta:creation-date>
    <dc:date>2006-04-03T21:40:37</dc:date>
    <dc:language>es-ES</dc:language>
    <meta:editing-cycles>16</meta:editing-cycles>
    <meta:editing-duration>PT1H55M1S</meta:editing-duration>
    <meta:user-defined meta:name="Info 1"/>
    <meta:user-defined meta:name="Info 2"/>
    <meta:user-defined meta:name="Info 3"/>
    <meta:user-defined meta:name="Info 4"/>
    <meta:document-statistic meta:table-count="0" meta:image-count="0" meta:object-count="0" meta:page-count="1" meta:paragraph-count="18" meta:word-count="318" meta:character-count="2011"/>
  </office:meta>
</office:document-meta>
</file>